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1" svg:font-family="'Times New Roman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7.6861in" table:align="margins"/>
    </style:style>
    <style:style style:name="Таблица1.A" style:family="table-column">
      <style:table-column-properties style:column-width="1.9215in" style:rel-column-width="16383*"/>
    </style:style>
    <style:style style:name="Таблица1.D" style:family="table-column">
      <style:table-column-properties style:column-width="1.9215in" style:rel-column-width="16386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D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STUDENTS" style:family="table">
      <style:table-properties style:width="7.6861in" fo:margin-left="0in" table:align="left"/>
    </style:style>
    <style:style style:name="STUDENTS.A" style:family="table-column">
      <style:table-column-properties style:column-width="0.9382in"/>
    </style:style>
    <style:style style:name="STUDENTS.B" style:family="table-column">
      <style:table-column-properties style:column-width="0.7507in"/>
    </style:style>
    <style:style style:name="STUDENTS.C" style:family="table-column">
      <style:table-column-properties style:column-width="0.8729in"/>
    </style:style>
    <style:style style:name="STUDENTS.D" style:family="table-column">
      <style:table-column-properties style:column-width="0.8167in"/>
    </style:style>
    <style:style style:name="STUDENTS.E" style:family="table-column">
      <style:table-column-properties style:column-width="0.7097in"/>
    </style:style>
    <style:style style:name="STUDENTS.F" style:family="table-column">
      <style:table-column-properties style:column-width="0.9139in"/>
    </style:style>
    <style:style style:name="STUDENTS.G" style:family="table-column">
      <style:table-column-properties style:column-width="1.0604in"/>
    </style:style>
    <style:style style:name="STUDENTS.I" style:family="table-column">
      <style:table-column-properties style:column-width="0.6854in"/>
    </style:style>
    <style:style style:name="STUDENTS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STUDENTS.I1" style:family="table-cell">
      <style:table-cell-properties style:vertical-align="middle" fo:padding="0.0382in" fo:border="0.0007in solid #000000"/>
    </style:style>
    <style:style style:name="STUDENTS.A2" style:family="table-cell">
      <style:table-cell-properties fo:padding="0.0382in" fo:border-left="0.0007in solid #000000" fo:border-right="none" fo:border-top="none" fo:border-bottom="0.0007in solid #000000"/>
    </style:style>
    <style:style style:name="STUDENTS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language="en" fo:country="US" fo:background-color="transparent"/>
    </style:style>
    <style:style style:name="P2" style:family="paragraph" style:parent-style-name="Table_20_Contents">
      <style:paragraph-properties fo:line-height="115%"/>
      <style:text-properties fo:font-size="11pt" fo:language="ru" fo:country="RU" fo:background-color="transparent" style:font-size-asian="11pt" style:font-size-complex="11pt"/>
    </style:style>
    <style:style style:name="P3" style:family="paragraph" style:parent-style-name="Table_20_Contents">
      <style:text-properties fo:font-size="11pt" fo:background-color="transparent" style:font-size-asian="11pt" style:font-size-complex="11pt"/>
    </style:style>
    <style:style style:name="P4" style:family="paragraph" style:parent-style-name="Table_20_Contents">
      <style:paragraph-properties fo:line-height="115%"/>
      <style:text-properties fo:font-size="11pt" fo:background-color="transparent" style:font-size-asian="11pt" style:font-size-complex="11pt"/>
    </style:style>
    <style:style style:name="P5" style:family="paragraph" style:parent-style-name="Table_20_Contents">
      <style:text-properties fo:language="ru" fo:country="RU" fo:background-color="transparent"/>
    </style:style>
    <style:style style:name="P6" style:family="paragraph" style:parent-style-name="Table_20_Contents">
      <style:text-properties fo:background-color="transparent"/>
    </style:style>
    <style:style style:name="P7" style:family="paragraph" style:parent-style-name="Table_20_Contents">
      <style:text-properties style:font-name="Times New Roman" fo:font-size="11pt" fo:background-color="transparent" style:font-size-asian="11pt" style:font-size-complex="11pt"/>
    </style:style>
    <style:style style:name="P8" style:family="paragraph" style:parent-style-name="Table_20_Heading">
      <style:text-properties fo:background-color="transparent"/>
    </style:style>
    <style:style style:name="P9" style:family="paragraph" style:parent-style-name="Standard">
      <style:paragraph-properties fo:line-height="115%"/>
      <style:text-properties fo:background-color="transparent"/>
    </style:style>
    <style:style style:name="P10" style:family="paragraph" style:parent-style-name="Standard">
      <style:paragraph-properties fo:line-height="115%" fo:text-align="center" style:justify-single-word="false"/>
      <style:text-properties fo:background-color="transparent"/>
    </style:style>
    <style:style style:name="P11" style:family="paragraph" style:parent-style-name="Text_20_body">
      <style:paragraph-properties loext:contextual-spacing="false" fo:margin-top="0in" fo:margin-bottom="0in"/>
      <style:text-properties style:font-name="Times New Roman1" fo:font-size="11pt" fo:background-color="transparent" style:font-size-asian="11pt" style:font-size-complex="11pt"/>
    </style:style>
    <style:style style:name="P12" style:family="paragraph" style:parent-style-name="Table_20_Contents">
      <style:paragraph-properties loext:contextual-spacing="false" fo:margin-top="0in" fo:margin-bottom="0in" fo:line-height="115%"/>
      <style:text-properties style:font-name="Times New Roman1" fo:font-size="11pt" fo:background-color="transparent" style:font-size-asian="11pt" style:font-size-complex="11pt"/>
    </style:style>
    <style:style style:name="P13" style:family="paragraph" style:parent-style-name="Table_20_Contents">
      <style:text-properties style:font-name="Times New Roman" fo:font-size="11pt" fo:background-color="transparent" style:font-size-asian="11pt" style:font-size-complex="11pt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ize="14pt" fo:font-weight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>Список группы [GROUP_NAME]</text:span> </text:p>
      <text:p text:style-name="P10"/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5">Начало обучения:</text:p>
          </table:table-cell>
          <table:table-cell table:style-name="Таблица1.A1" office:value-type="string">
            <text:p text:style-name="P1">[EDUCATION_START_DATE]</text:p>
          </table:table-cell>
          <table:table-cell table:style-name="Таблица1.A1" office:value-type="string">
            <text:p text:style-name="P6">Начало практики:</text:p>
          </table:table-cell>
          <table:table-cell table:style-name="Таблица1.D1" office:value-type="string">
            <text:p text:style-name="P1">[PRACTICE_START_DATE]</text:p>
          </table:table-cell>
        </table:table-row>
        <table:table-row>
          <table:table-cell table:style-name="Таблица1.A2" office:value-type="string">
            <text:p text:style-name="P6">Окончание обучения:</text:p>
          </table:table-cell>
          <table:table-cell table:style-name="Таблица1.A2" office:value-type="string">
            <text:p text:style-name="P1">[EDUCATION_END_DATE]</text:p>
          </table:table-cell>
          <table:table-cell table:style-name="Таблица1.A2" office:value-type="string">
            <text:p text:style-name="P6">Окончание практики:</text:p>
          </table:table-cell>
          <table:table-cell table:style-name="Таблица1.D2" office:value-type="string">
            <text:p text:style-name="P1">[PRACTICE_END_DATE]</text:p>
          </table:table-cell>
        </table:table-row>
        <table:table-row>
          <table:table-cell table:style-name="Таблица1.A2" office:value-type="string">
            <text:p text:style-name="P6">Время занятий:</text:p>
          </table:table-cell>
          <table:table-cell table:style-name="Таблица1.A2" office:value-type="string">
            <text:p text:style-name="P1">[EDUCATION_TIME]</text:p>
          </table:table-cell>
          <table:table-cell table:style-name="Таблица1.A2" office:value-type="string">
            <text:p text:style-name="P6"/>
          </table:table-cell>
          <table:table-cell table:style-name="Таблица1.D2" office:value-type="string">
            <text:p text:style-name="P1">[PRACTICE_TIME]</text:p>
          </table:table-cell>
        </table:table-row>
      </table:table>
      <text:p text:style-name="P9"/>
      <table:table table:name="STUDENTS" table:style-name="STUDENTS">
        <table:table-column table:style-name="STUDENTS.A"/>
        <table:table-column table:style-name="STUDENTS.B"/>
        <table:table-column table:style-name="STUDENTS.C"/>
        <table:table-column table:style-name="STUDENTS.D"/>
        <table:table-column table:style-name="STUDENTS.E"/>
        <table:table-column table:style-name="STUDENTS.F"/>
        <table:table-column table:style-name="STUDENTS.G"/>
        <table:table-column table:style-name="STUDENTS.A"/>
        <table:table-column table:style-name="STUDENTS.I"/>
        <table:table-header-rows>
          <table:table-row>
            <table:table-cell table:style-name="STUDENTS.A1" office:value-type="string">
              <text:p text:style-name="P8">ФИО</text:p>
            </table:table-cell>
            <table:table-cell table:style-name="STUDENTS.A1" office:value-type="string">
              <text:p text:style-name="P8">№ тел.</text:p>
            </table:table-cell>
            <table:table-cell table:style-name="STUDENTS.A1" office:value-type="string">
              <text:p text:style-name="P8">Эл. почта</text:p>
            </table:table-cell>
            <table:table-cell table:style-name="STUDENTS.A1" office:value-type="string">
              <text:p text:style-name="P8">Форма обучения</text:p>
            </table:table-cell>
            <table:table-cell table:style-name="STUDENTS.A1" office:value-type="string">
              <text:p text:style-name="P8">Курс</text:p>
            </table:table-cell>
            <table:table-cell table:style-name="STUDENTS.A1" office:value-type="string">
              <text:p text:style-name="P8">Также оформлен на курсы</text:p>
            </table:table-cell>
            <table:table-cell table:style-name="STUDENTS.A1" office:value-type="string">
              <text:p text:style-name="P8">Примечания</text:p>
            </table:table-cell>
            <table:table-cell table:style-name="STUDENTS.A1" office:value-type="string">
              <text:p text:style-name="P8">Выход на практику</text:p>
            </table:table-cell>
            <table:table-cell table:style-name="STUDENTS.I1" office:value-type="string">
              <text:p text:style-name="P8">Модуль</text:p>
            </table:table-cell>
          </table:table-row>
        </table:table-header-rows>
        <table:table-row>
          <table:table-cell table:style-name="STUDENTS.A2" office:value-type="string">
            <text:p text:style-name="P4">[STUDENT_NAME]</text:p>
          </table:table-cell>
          <table:table-cell table:style-name="STUDENTS.A2" office:value-type="string">
            <text:p text:style-name="P12">[STUDENT_PHONE]</text:p>
            <text:p text:style-name="P11"/>
            <text:p text:style-name="P3"/>
          </table:table-cell>
          <table:table-cell table:style-name="STUDENTS.A2" office:value-type="string">
            <text:p text:style-name="P12">[STUDENT_EMAIL]</text:p>
            <text:p text:style-name="P3"/>
          </table:table-cell>
          <table:table-cell table:style-name="STUDENTS.A2" office:value-type="string">
            <text:p text:style-name="P2">[TRAINING_FORM]</text:p>
          </table:table-cell>
          <table:table-cell table:style-name="STUDENTS.A2" office:value-type="string">
            <text:p text:style-name="P4">[COURSE_NAME]</text:p>
          </table:table-cell>
          <table:table-cell table:style-name="STUDENTS.A2" office:value-type="string">
            <text:p text:style-name="P4">[OTHER_COURSES]</text:p>
          </table:table-cell>
          <table:table-cell table:style-name="STUDENTS.A2" office:value-type="string">
            <text:p text:style-name="P7"><text:bookmark-start text:name="__DdeLink__96_1019747320"/>[STUDENT_NOTES]<text:bookmark-end text:name="__DdeLink__96_1019747320"/></text:p>
          </table:table-cell>
          <table:table-cell table:style-name="STUDENTS.A2" office:value-type="string">
            <text:p text:style-name="P7"><text:bookmark-start text:name="__DdeLink__103_2512014716"/>[PRACTICE_ENTRANCE]<text:bookmark-end text:name="__DdeLink__103_2512014716"/></text:p>
          </table:table-cell>
          <table:table-cell table:style-name="STUDENTS.I2" office:value-type="string">
            <text:p text:style-name="P7">[AMO_MODULE]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1" svg:font-family="'Times New Roman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Liberation Mono" fo:font-size="10pt" style:font-name-asian="DejaVu Sans Mono" style:font-size-asian="10pt" style:font-name-complex="Liberation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189in" fo:margin-right="0.263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ндрей </meta:initial-creator>
    <meta:creation-date>2016-06-22T11:50:44.35</meta:creation-date>
    <dc:date>2018-08-31T11:00:55</dc:date>
    <meta:editing-duration>PT4H26M31S</meta:editing-duration>
    <meta:editing-cycles>29</meta:editing-cycles>
    <meta:generator>OpenOffice/4.1.5$Unix OpenOffice.org_project/415m1$Build-9789</meta:generator>
    <meta:document-statistic meta:table-count="2" meta:image-count="0" meta:object-count="0" meta:page-count="1" meta:paragraph-count="30" meta:word-count="45" meta:character-count="449"/>
  </office:meta>
</office:document-meta>
</file>